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ff6600" draw:fill="solid" draw:fill-color="#ff66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25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1.0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normal" style:font-weight-asian="normal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color="#ffffff" fo:font-weight="normal" style:font-weight-asian="normal" style:font-weight-complex="normal"/>
    </style:style>
    <style:style style:name="T2" style:family="text">
      <style:text-properties style:font-name="Liberation Sans3" fo:font-size="14pt" fo:font-weight="bold" style:font-name-asian="Liberation Sans3" style:font-size-asian="14pt" style:font-weight-asian="bold" style:font-name-complex="Liberation Sans3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5" style:family="text">
      <style:text-properties style:font-name="Liberation Sans3" fo:font-size="12pt" fo:font-style="italic" fo:font-weight="bold" style:font-name-asian="Liberation Sans3" style:font-size-asian="12pt" style:font-style-asian="italic" style:font-weight-asian="bold" style:font-name-complex="Liberation Sans3" style:font-size-complex="12pt" style:font-style-complex="italic" style:font-weight-complex="bold"/>
    </style:style>
    <style:style style:name="T6" style:family="text">
      <style:text-properties style:text-position="super 58%" style:font-name="Liberation Sans3" fo:font-size="12pt" fo:font-style="italic" fo:font-weight="bold" style:font-name-asian="Liberation Sans3" style:font-size-asian="12pt" style:font-style-asian="italic" style:font-weight-asian="bold" style:font-name-complex="Liberation Sans3" style:font-size-complex="12pt" style:font-style-complex="italic" style:font-weight-complex="bold"/>
    </style:style>
    <style:style style:name="T7" style:family="text">
      <style:text-properties style:text-position="0% 100%" style:font-name="Liberation Sans3" fo:font-size="12pt" fo:font-style="italic" fo:font-weight="bold" style:font-name-asian="Liberation Sans3" style:font-size-asian="12pt" style:font-style-asian="italic" style:font-weight-asian="bold" style:font-name-complex="Liberation Sans3" style:font-size-complex="12pt" style:font-style-complex="italic" style:font-weight-complex="bold"/>
    </style:style>
    <style:style style:name="T8" style:family="text">
      <style:text-properties style:font-name="Liberation Sans3" fo:font-size="12pt" fo:font-style="normal" fo:font-weight="bold" style:font-name-asian="Liberation Sans3" style:font-size-asian="12pt" style:font-style-asian="normal" style:font-weight-asian="bold" style:font-name-complex="Liberation Sans3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cm" svg:y1="2.7cm" svg:x2="6cm" svg:y2="2.7cm">
          <text:p/>
        </draw:line>
        <draw:line draw:style-name="gr1" draw:text-style-name="P1" draw:layer="layout" svg:x1="3.1cm" svg:y1="5.4cm" svg:x2="6cm" svg:y2="5.4cm">
          <text:p/>
        </draw:line>
        <draw:line draw:style-name="gr1" draw:text-style-name="P1" draw:layer="layout" svg:x1="3.1cm" svg:y1="2.7cm" svg:x2="3.1cm" svg:y2="5.2cm">
          <text:p/>
        </draw:line>
        <draw:custom-shape draw:style-name="gr2" draw:text-style-name="P2" draw:layer="layout" svg:width="0.9cm" svg:height="0.9cm" svg:x="2.6cm" svg:y="2.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.6cm" svg:y="4.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1cm" svg:y1="2.7cm" svg:x2="6.1cm" svg:y2="5.2cm">
          <text:p/>
        </draw:line>
        <draw:custom-shape draw:style-name="gr2" draw:text-style-name="P2" draw:layer="layout" svg:width="0.9cm" svg:height="0.9cm" svg:x="5.6cm" svg:y="2.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5.6cm" svg:y="4.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cm" svg:y1="2.7cm" svg:x2="15.3cm" svg:y2="2.7cm">
          <text:p/>
        </draw:line>
        <draw:line draw:style-name="gr1" draw:text-style-name="P1" draw:layer="layout" svg:x1="12.4cm" svg:y1="5.4cm" svg:x2="15.3cm" svg:y2="5.4cm">
          <text:p/>
        </draw:line>
        <draw:line draw:style-name="gr1" draw:text-style-name="P1" draw:layer="layout" svg:x1="12.4cm" svg:y1="2.7cm" svg:x2="12.4cm" svg:y2="5.2cm">
          <text:p/>
        </draw:line>
        <draw:custom-shape draw:style-name="gr2" draw:text-style-name="P2" draw:layer="layout" svg:width="0.9cm" svg:height="0.9cm" svg:x="11.9cm" svg:y="2.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1.9cm" svg:y="4.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4cm" svg:y1="2.7cm" svg:x2="15.4cm" svg:y2="5.2cm">
          <text:p/>
        </draw:line>
        <draw:custom-shape draw:style-name="gr2" draw:text-style-name="P2" draw:layer="layout" svg:width="0.9cm" svg:height="0.9cm" svg:x="14.9cm" svg:y="2.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4.9cm" svg:y="4.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cm" svg:height="3.026cm" svg:x="7.8cm" svg:y="2.4cm">
          <draw:text-box>
            <text:p><text:span text:style-name="T2">σ: V →V</text:span></text:p>
            <text:p><text:span text:style-name="T3"><text:s text:c="4"/></text:span><text:span text:style-name="T3">1 </text:span><text:span text:style-name="T4">→ 2</text:span></text:p>
            <text:p><text:span text:style-name="T4"><text:s text:c="4"/></text:span><text:span text:style-name="T4">2 → 3</text:span></text:p>
            <text:p><text:span text:style-name="T4"><text:s text:c="4"/></text:span><text:span text:style-name="T4">3 → 4</text:span></text:p>
            <text:p><text:span text:style-name="T4"><text:s text:c="4"/></text:span><text:span text:style-name="T4">4 → 1</text:span></text:p>
          </draw:text-box>
        </draw:frame>
        <draw:frame draw:style-name="gr4" draw:text-style-name="P4" draw:layer="layout" svg:width="5.1cm" svg:height="0.9cm" svg:x="2.1cm" svg:y="5.8cm">
          <draw:text-box>
            <text:p text:style-name="P1"><text:span text:style-name="T5">ε</text:span></text:p>
          </draw:text-box>
        </draw:frame>
        <draw:frame draw:style-name="gr5" draw:text-style-name="P6" draw:layer="layout" svg:width="5.1cm" svg:height="1.338cm" svg:x="11.4cm" svg:y="5.801cm">
          <draw:text-box>
            <text:p text:style-name="P5"><text:span text:style-name="T5">σ</text:span></text:p>
          </draw:text-box>
        </draw:frame>
        <draw:line draw:style-name="gr1" draw:text-style-name="P1" draw:layer="layout" svg:x1="3.4cm" svg:y1="8.1cm" svg:x2="6.3cm" svg:y2="8.1cm">
          <text:p/>
        </draw:line>
        <draw:line draw:style-name="gr1" draw:text-style-name="P1" draw:layer="layout" svg:x1="3.4cm" svg:y1="10.8cm" svg:x2="6.3cm" svg:y2="10.8cm">
          <text:p/>
        </draw:line>
        <draw:line draw:style-name="gr1" draw:text-style-name="P1" draw:layer="layout" svg:x1="3.4cm" svg:y1="8.1cm" svg:x2="3.4cm" svg:y2="10.6cm">
          <text:p/>
        </draw:line>
        <draw:custom-shape draw:style-name="gr2" draw:text-style-name="P2" draw:layer="layout" svg:width="0.9cm" svg:height="0.9cm" svg:x="2.9cm" svg:y="7.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.9cm" svg:y="10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cm" svg:y1="8.1cm" svg:x2="6.4cm" svg:y2="10.6cm">
          <text:p/>
        </draw:line>
        <draw:custom-shape draw:style-name="gr2" draw:text-style-name="P2" draw:layer="layout" svg:width="0.9cm" svg:height="0.9cm" svg:x="5.9cm" svg:y="7.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5.9cm" svg:y="10.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cm" svg:y1="8.1cm" svg:x2="11.4cm" svg:y2="8.1cm">
          <text:p/>
        </draw:line>
        <draw:line draw:style-name="gr1" draw:text-style-name="P1" draw:layer="layout" svg:x1="8.5cm" svg:y1="10.8cm" svg:x2="11.4cm" svg:y2="10.8cm">
          <text:p/>
        </draw:line>
        <draw:line draw:style-name="gr1" draw:text-style-name="P1" draw:layer="layout" svg:x1="8.5cm" svg:y1="8.1cm" svg:x2="8.5cm" svg:y2="10.6cm">
          <text:p/>
        </draw:line>
        <draw:custom-shape draw:style-name="gr2" draw:text-style-name="P2" draw:layer="layout" svg:width="0.9cm" svg:height="0.9cm" svg:x="8cm" svg:y="7.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8cm" svg:y="10.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cm" svg:y1="8.1cm" svg:x2="11.5cm" svg:y2="10.6cm">
          <text:p/>
        </draw:line>
        <draw:custom-shape draw:style-name="gr2" draw:text-style-name="P2" draw:layer="layout" svg:width="0.9cm" svg:height="0.9cm" svg:x="11cm" svg:y="7.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1cm" svg:y="10.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1cm" svg:height="0.9cm" svg:x="2.4cm" svg:y="11.2cm">
          <draw:text-box>
            <text:p text:style-name="P1"><text:span text:style-name="T5">ε</text:span></text:p>
          </draw:text-box>
        </draw:frame>
        <draw:frame draw:style-name="gr4" draw:text-style-name="P7" draw:layer="layout" svg:width="5.1cm" svg:height="0.9cm" svg:x="7.5cm" svg:y="11.201cm">
          <draw:text-box>
            <text:p text:style-name="P1"><text:span text:style-name="T5">σ</text:span><text:span text:style-name="T6">2</text:span></text:p>
          </draw:text-box>
        </draw:frame>
        <draw:line draw:style-name="gr1" draw:text-style-name="P1" draw:layer="layout" svg:x1="13.6cm" svg:y1="8.1cm" svg:x2="16.5cm" svg:y2="8.1cm">
          <text:p/>
        </draw:line>
        <draw:line draw:style-name="gr1" draw:text-style-name="P1" draw:layer="layout" svg:x1="13.6cm" svg:y1="10.8cm" svg:x2="16.5cm" svg:y2="10.8cm">
          <text:p/>
        </draw:line>
        <draw:line draw:style-name="gr1" draw:text-style-name="P1" draw:layer="layout" svg:x1="13.6cm" svg:y1="8.1cm" svg:x2="13.6cm" svg:y2="10.6cm">
          <text:p/>
        </draw:line>
        <draw:custom-shape draw:style-name="gr2" draw:text-style-name="P2" draw:layer="layout" svg:width="0.9cm" svg:height="0.9cm" svg:x="13.1cm" svg:y="7.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3.1cm" svg:y="10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6cm" svg:y1="8.1cm" svg:x2="16.6cm" svg:y2="10.6cm">
          <text:p/>
        </draw:line>
        <draw:custom-shape draw:style-name="gr2" draw:text-style-name="P2" draw:layer="layout" svg:width="0.9cm" svg:height="0.9cm" svg:x="16.1cm" svg:y="7.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6.1cm" svg:y="10.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5cm" svg:y1="8.1cm" svg:x2="21.4cm" svg:y2="8.1cm">
          <text:p/>
        </draw:line>
        <draw:line draw:style-name="gr1" draw:text-style-name="P1" draw:layer="layout" svg:x1="18.5cm" svg:y1="10.8cm" svg:x2="21.4cm" svg:y2="10.8cm">
          <text:p/>
        </draw:line>
        <draw:line draw:style-name="gr1" draw:text-style-name="P1" draw:layer="layout" svg:x1="18.5cm" svg:y1="8.1cm" svg:x2="18.5cm" svg:y2="10.6cm">
          <text:p/>
        </draw:line>
        <draw:custom-shape draw:style-name="gr2" draw:text-style-name="P2" draw:layer="layout" svg:width="0.9cm" svg:height="0.9cm" svg:x="18cm" svg:y="7.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8cm" svg:y="10.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5cm" svg:y1="8.1cm" svg:x2="21.5cm" svg:y2="10.6cm">
          <text:p/>
        </draw:line>
        <draw:custom-shape draw:style-name="gr2" draw:text-style-name="P2" draw:layer="layout" svg:width="0.9cm" svg:height="0.9cm" svg:x="21cm" svg:y="7.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1cm" svg:y="10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5.1cm" svg:height="0.9cm" svg:x="12.5cm" svg:y="11.201cm">
          <draw:text-box>
            <text:p text:style-name="P1"><text:span text:style-name="T5">σ</text:span><text:span text:style-name="T6">3</text:span></text:p>
          </draw:text-box>
        </draw:frame>
        <draw:frame draw:style-name="gr4" draw:text-style-name="P4" draw:layer="layout" svg:width="5.1cm" svg:height="0.9cm" svg:x="17.4cm" svg:y="11.201cm">
          <draw:text-box>
            <text:p text:style-name="P1"><text:span text:style-name="T5">σ</text:span><text:span text:style-name="T6">4</text:span></text:p>
          </draw:text-box>
        </draw:frame>
        <draw:line draw:style-name="gr1" draw:text-style-name="P1" draw:layer="layout" svg:x1="1.7cm" svg:y1="17cm" svg:x2="4.6cm" svg:y2="17cm">
          <text:p/>
        </draw:line>
        <draw:line draw:style-name="gr1" draw:text-style-name="P1" draw:layer="layout" svg:x1="3.1cm" svg:y1="14.3cm" svg:x2="1.7cm" svg:y2="16.8cm">
          <text:p/>
        </draw:line>
        <draw:custom-shape draw:style-name="gr2" draw:text-style-name="P2" draw:layer="layout" svg:width="0.9cm" svg:height="0.9cm" svg:x="1.2cm" svg:y="16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3cm" svg:y1="14.3cm" svg:x2="4.6cm" svg:y2="16.8cm">
          <text:p/>
        </draw:line>
        <draw:custom-shape draw:style-name="gr2" draw:text-style-name="P2" draw:layer="layout" svg:width="0.9cm" svg:height="0.9cm" svg:x="2.8cm" svg:y="13.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4.2cm" svg:y="16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1cm" svg:height="0.9cm" svg:x="0.7cm" svg:y="17.4cm">
          <draw:text-box>
            <text:p text:style-name="P1"><text:span text:style-name="T5">ε</text:span></text:p>
          </draw:text-box>
        </draw:frame>
        <draw:line draw:style-name="gr1" draw:text-style-name="P1" draw:layer="layout" svg:x1="6.1cm" svg:y1="17cm" svg:x2="9cm" svg:y2="17cm">
          <text:p/>
        </draw:line>
        <draw:line draw:style-name="gr1" draw:text-style-name="P1" draw:layer="layout" svg:x1="7.5cm" svg:y1="14.3cm" svg:x2="6.1cm" svg:y2="16.8cm">
          <text:p/>
        </draw:line>
        <draw:custom-shape draw:style-name="gr2" draw:text-style-name="P2" draw:layer="layout" svg:width="0.9cm" svg:height="0.9cm" svg:x="5.6cm" svg:y="16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cm" svg:y1="14.3cm" svg:x2="9cm" svg:y2="16.8cm">
          <text:p/>
        </draw:line>
        <draw:custom-shape draw:style-name="gr2" draw:text-style-name="P2" draw:layer="layout" svg:width="0.9cm" svg:height="0.9cm" svg:x="7.2cm" svg:y="13.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8.6cm" svg:y="16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1cm" svg:height="0.9cm" svg:x="5.1cm" svg:y="17.401cm">
          <draw:text-box>
            <text:p text:style-name="P1"><text:span text:style-name="T5">σ</text:span><text:span text:style-name="T6">2</text:span></text:p>
          </draw:text-box>
        </draw:frame>
        <draw:line draw:style-name="gr1" draw:text-style-name="P1" draw:layer="layout" svg:x1="10.4cm" svg:y1="17cm" svg:x2="13.3cm" svg:y2="17cm">
          <text:p/>
        </draw:line>
        <draw:line draw:style-name="gr1" draw:text-style-name="P1" draw:layer="layout" svg:x1="11.8cm" svg:y1="14.3cm" svg:x2="10.4cm" svg:y2="16.8cm">
          <text:p/>
        </draw:line>
        <draw:custom-shape draw:style-name="gr2" draw:text-style-name="P2" draw:layer="layout" svg:width="0.9cm" svg:height="0.9cm" svg:x="9.9cm" svg:y="16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cm" svg:y1="14.3cm" svg:x2="13.3cm" svg:y2="16.8cm">
          <text:p/>
        </draw:line>
        <draw:custom-shape draw:style-name="gr2" draw:text-style-name="P2" draw:layer="layout" svg:width="0.9cm" svg:height="0.9cm" svg:x="11.5cm" svg:y="13.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2.9cm" svg:y="16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1cm" svg:height="0.9cm" svg:x="9.4cm" svg:y="17.401cm">
          <draw:text-box>
            <text:p text:style-name="P1"><text:span text:style-name="T5">σ</text:span><text:span text:style-name="T6">2</text:span></text:p>
          </draw:text-box>
        </draw:frame>
        <draw:line draw:style-name="gr1" draw:text-style-name="P1" draw:layer="layout" svg:x1="14.7cm" svg:y1="17cm" svg:x2="17.6cm" svg:y2="17cm">
          <text:p/>
        </draw:line>
        <draw:line draw:style-name="gr1" draw:text-style-name="P1" draw:layer="layout" svg:x1="16.1cm" svg:y1="14.3cm" svg:x2="14.7cm" svg:y2="16.8cm">
          <text:p/>
        </draw:line>
        <draw:custom-shape draw:style-name="gr2" draw:text-style-name="P2" draw:layer="layout" svg:width="0.9cm" svg:height="0.9cm" svg:x="14.2cm" svg:y="16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cm" svg:y1="14.3cm" svg:x2="17.6cm" svg:y2="16.8cm">
          <text:p/>
        </draw:line>
        <draw:custom-shape draw:style-name="gr2" draw:text-style-name="P2" draw:layer="layout" svg:width="0.9cm" svg:height="0.9cm" svg:x="15.8cm" svg:y="13.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7.2cm" svg:y="16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1cm" svg:height="0.9cm" svg:x="13.7cm" svg:y="17.401cm">
          <draw:text-box>
            <text:p text:style-name="P1"><text:span text:style-name="T5">ρ</text:span></text:p>
          </draw:text-box>
        </draw:frame>
        <draw:line draw:style-name="gr1" draw:text-style-name="P1" draw:layer="layout" svg:x1="19cm" svg:y1="17cm" svg:x2="21.9cm" svg:y2="17cm">
          <text:p/>
        </draw:line>
        <draw:line draw:style-name="gr1" draw:text-style-name="P1" draw:layer="layout" svg:x1="20.4cm" svg:y1="14.3cm" svg:x2="19cm" svg:y2="16.8cm">
          <text:p/>
        </draw:line>
        <draw:custom-shape draw:style-name="gr2" draw:text-style-name="P2" draw:layer="layout" svg:width="0.9cm" svg:height="0.9cm" svg:x="18.5cm" svg:y="16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6cm" svg:y1="14.3cm" svg:x2="21.9cm" svg:y2="16.8cm">
          <text:p/>
        </draw:line>
        <draw:custom-shape draw:style-name="gr2" draw:text-style-name="P2" draw:layer="layout" svg:width="0.9cm" svg:height="0.9cm" svg:x="20.1cm" svg:y="13.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1.5cm" svg:y="16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1cm" svg:height="0.9cm" svg:x="18cm" svg:y="17.401cm">
          <draw:text-box>
            <text:p text:style-name="P1"><text:span text:style-name="T7">τ</text:span></text:p>
          </draw:text-box>
        </draw:frame>
        <draw:line draw:style-name="gr1" draw:text-style-name="P1" draw:layer="layout" svg:x1="23.3cm" svg:y1="17cm" svg:x2="26.2cm" svg:y2="17cm">
          <text:p/>
        </draw:line>
        <draw:line draw:style-name="gr1" draw:text-style-name="P1" draw:layer="layout" svg:x1="24.7cm" svg:y1="14.3cm" svg:x2="23.3cm" svg:y2="16.8cm">
          <text:p/>
        </draw:line>
        <draw:custom-shape draw:style-name="gr2" draw:text-style-name="P2" draw:layer="layout" svg:width="0.9cm" svg:height="0.9cm" svg:x="22.8cm" svg:y="16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9cm" svg:y1="14.3cm" svg:x2="26.2cm" svg:y2="16.8cm">
          <text:p/>
        </draw:line>
        <draw:custom-shape draw:style-name="gr2" draw:text-style-name="P2" draw:layer="layout" svg:width="0.9cm" svg:height="0.9cm" svg:x="24.4cm" svg:y="13.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5.8cm" svg:y="16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1cm" svg:height="0.9cm" svg:x="22.3cm" svg:y="17.401cm">
          <draw:text-box>
            <text:p text:style-name="P1"><text:span text:style-name="T7">φ</text:span></text:p>
          </draw:text-box>
        </draw:frame>
      </draw:page>
      <draw:page draw:name="page2" draw:style-name="dp1" draw:master-page-name="Default">
        <draw:line draw:style-name="gr1" draw:text-style-name="P1" draw:layer="layout" svg:x1="1.701cm" svg:y1="4.5cm" svg:x2="4.601cm" svg:y2="4.5cm">
          <text:p/>
        </draw:line>
        <draw:custom-shape draw:style-name="gr2" draw:text-style-name="P2" draw:layer="layout" svg:width="0.9cm" svg:height="0.9cm" svg:x="1.201cm" svg:y="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1cm" svg:height="0.9cm" svg:x="2.101cm" svg:y="4.9cm">
          <draw:text-box>
            <text:p text:style-name="P1"><text:span text:style-name="T5">ε</text:span></text:p>
          </draw:text-box>
        </draw:frame>
        <draw:line draw:style-name="gr1" draw:text-style-name="P1" draw:layer="layout" svg:x1="4.801cm" svg:y1="4.5cm" svg:x2="7.701cm" svg:y2="4.5cm">
          <text:p/>
        </draw:line>
        <draw:custom-shape draw:style-name="gr2" draw:text-style-name="P2" draw:layer="layout" svg:width="0.9cm" svg:height="0.9cm" svg:x="7.301cm" svg:y="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401cm" svg:y1="4.5cm" svg:x2="13.301cm" svg:y2="4.5cm">
          <text:p/>
        </draw:line>
        <draw:custom-shape draw:style-name="gr2" draw:text-style-name="P2" draw:layer="layout" svg:width="0.9cm" svg:height="0.9cm" svg:x="9.901cm" svg:y="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5.1cm" svg:height="0.9cm" svg:x="10.801cm" svg:y="4.901cm">
          <draw:text-box>
            <text:p text:style-name="P8"><text:span text:style-name="T8">σ</text:span></text:p>
          </draw:text-box>
        </draw:frame>
        <draw:line draw:style-name="gr1" draw:text-style-name="P1" draw:layer="layout" svg:x1="13.401cm" svg:y1="4.5cm" svg:x2="16.301cm" svg:y2="4.5cm">
          <text:p/>
        </draw:line>
        <draw:custom-shape draw:style-name="gr2" draw:text-style-name="P2" draw:layer="layout" svg:width="0.9cm" svg:height="0.9cm" svg:x="15.901cm" svg:y="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4.201cm" svg:y="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2.901cm" svg:y="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cm" svg:y1="8.1cm" svg:x2="6.3cm" svg:y2="8.1cm">
          <text:p/>
        </draw:line>
        <draw:line draw:style-name="gr1" draw:text-style-name="P1" draw:layer="layout" svg:x1="3.4cm" svg:y1="10.8cm" svg:x2="6.3cm" svg:y2="10.8cm">
          <text:p/>
        </draw:line>
        <draw:line draw:style-name="gr1" draw:text-style-name="P1" draw:layer="layout" svg:x1="3.4cm" svg:y1="8.1cm" svg:x2="3.4cm" svg:y2="10.6cm">
          <text:p/>
        </draw:line>
        <draw:line draw:style-name="gr1" draw:text-style-name="P1" draw:layer="layout" svg:x1="6.4cm" svg:y1="8.1cm" svg:x2="6.4cm" svg:y2="10.6cm">
          <text:p/>
        </draw:line>
        <draw:line draw:style-name="gr1" draw:text-style-name="P1" draw:layer="layout" svg:x1="8.5cm" svg:y1="8.1cm" svg:x2="11.4cm" svg:y2="8.1cm">
          <text:p/>
        </draw:line>
        <draw:line draw:style-name="gr1" draw:text-style-name="P1" draw:layer="layout" svg:x1="8.5cm" svg:y1="10.8cm" svg:x2="11.4cm" svg:y2="10.8cm">
          <text:p/>
        </draw:line>
        <draw:line draw:style-name="gr1" draw:text-style-name="P1" draw:layer="layout" svg:x1="8.5cm" svg:y1="8.1cm" svg:x2="8.5cm" svg:y2="10.6cm">
          <text:p/>
        </draw:line>
        <draw:line draw:style-name="gr1" draw:text-style-name="P1" draw:layer="layout" svg:x1="11.5cm" svg:y1="8.1cm" svg:x2="11.5cm" svg:y2="10.6cm">
          <text:p/>
        </draw:line>
        <draw:frame draw:style-name="gr4" draw:text-style-name="P4" draw:layer="layout" svg:width="5.1cm" svg:height="0.9cm" svg:x="2.4cm" svg:y="11.2cm">
          <draw:text-box>
            <text:p text:style-name="P1"><text:span text:style-name="T5">ε</text:span></text:p>
          </draw:text-box>
        </draw:frame>
        <draw:frame draw:style-name="gr4" draw:text-style-name="P7" draw:layer="layout" svg:width="5.1cm" svg:height="0.9cm" svg:x="7.5cm" svg:y="11.201cm">
          <draw:text-box>
            <text:p text:style-name="P1"><text:span text:style-name="T5">σ</text:span><text:span text:style-name="T6">2</text:span></text:p>
          </draw:text-box>
        </draw:frame>
        <draw:line draw:style-name="gr1" draw:text-style-name="P1" draw:layer="layout" svg:x1="13.6cm" svg:y1="8.1cm" svg:x2="16.5cm" svg:y2="8.1cm">
          <text:p/>
        </draw:line>
        <draw:line draw:style-name="gr1" draw:text-style-name="P1" draw:layer="layout" svg:x1="13.6cm" svg:y1="10.8cm" svg:x2="16.5cm" svg:y2="10.8cm">
          <text:p/>
        </draw:line>
        <draw:line draw:style-name="gr1" draw:text-style-name="P1" draw:layer="layout" svg:x1="13.6cm" svg:y1="8.1cm" svg:x2="13.6cm" svg:y2="10.6cm">
          <text:p/>
        </draw:line>
        <draw:line draw:style-name="gr1" draw:text-style-name="P1" draw:layer="layout" svg:x1="16.6cm" svg:y1="8.1cm" svg:x2="16.6cm" svg:y2="10.6cm">
          <text:p/>
        </draw:line>
        <draw:line draw:style-name="gr1" draw:text-style-name="P1" draw:layer="layout" svg:x1="18.5cm" svg:y1="8.1cm" svg:x2="21.4cm" svg:y2="8.1cm">
          <text:p/>
        </draw:line>
        <draw:line draw:style-name="gr1" draw:text-style-name="P1" draw:layer="layout" svg:x1="18.5cm" svg:y1="10.8cm" svg:x2="21.4cm" svg:y2="10.8cm">
          <text:p/>
        </draw:line>
        <draw:line draw:style-name="gr1" draw:text-style-name="P1" draw:layer="layout" svg:x1="18.5cm" svg:y1="8.1cm" svg:x2="18.5cm" svg:y2="10.6cm">
          <text:p/>
        </draw:line>
        <draw:line draw:style-name="gr1" draw:text-style-name="P1" draw:layer="layout" svg:x1="21.5cm" svg:y1="8.1cm" svg:x2="21.5cm" svg:y2="10.6cm">
          <text:p/>
        </draw:line>
        <draw:frame draw:style-name="gr4" draw:text-style-name="P7" draw:layer="layout" svg:width="5.1cm" svg:height="0.9cm" svg:x="12.5cm" svg:y="11.201cm">
          <draw:text-box>
            <text:p text:style-name="P1"><text:span text:style-name="T5">σ</text:span><text:span text:style-name="T6">3</text:span></text:p>
          </draw:text-box>
        </draw:frame>
        <draw:frame draw:style-name="gr4" draw:text-style-name="P4" draw:layer="layout" svg:width="5.1cm" svg:height="0.9cm" svg:x="17.4cm" svg:y="11.201cm">
          <draw:text-box>
            <text:p text:style-name="P1"><text:span text:style-name="T5">σ</text:span><text:span text:style-name="T6">4</text:span></text:p>
          </draw:text-box>
        </draw:frame>
        <draw:line draw:style-name="gr1" draw:text-style-name="P1" draw:layer="layout" svg:x1="8.5cm" svg:y1="8.1cm" svg:x2="11.4cm" svg:y2="10.8cm">
          <text:p/>
        </draw:line>
        <draw:line draw:style-name="gr1" draw:text-style-name="P1" draw:layer="layout" svg:x1="11.5cm" svg:y1="8.1cm" svg:x2="8.5cm" svg:y2="10.8cm">
          <text:p/>
        </draw:line>
        <draw:line draw:style-name="gr1" draw:text-style-name="P1" draw:layer="layout" svg:x1="3.4cm" svg:y1="8.1cm" svg:x2="6.3cm" svg:y2="10.8cm">
          <text:p/>
        </draw:line>
        <draw:line draw:style-name="gr1" draw:text-style-name="P1" draw:layer="layout" svg:x1="13.6cm" svg:y1="8.1cm" svg:x2="16.5cm" svg:y2="10.8cm">
          <text:p/>
        </draw:line>
        <draw:line draw:style-name="gr1" draw:text-style-name="P1" draw:layer="layout" svg:x1="18.5cm" svg:y1="8.1cm" svg:x2="21.4cm" svg:y2="10.8cm">
          <text:p/>
        </draw:line>
        <draw:line draw:style-name="gr1" draw:text-style-name="P1" draw:layer="layout" svg:x1="6.3cm" svg:y1="8.1cm" svg:x2="3.3cm" svg:y2="10.8cm">
          <text:p/>
        </draw:line>
        <draw:line draw:style-name="gr1" draw:text-style-name="P1" draw:layer="layout" svg:x1="16.6cm" svg:y1="8.1cm" svg:x2="13.6cm" svg:y2="10.8cm">
          <text:p/>
        </draw:line>
        <draw:line draw:style-name="gr1" draw:text-style-name="P1" draw:layer="layout" svg:x1="21.5cm" svg:y1="8.1cm" svg:x2="18.5cm" svg:y2="10.8cm">
          <text:p/>
        </draw:line>
        <draw:custom-shape draw:style-name="gr2" draw:text-style-name="P2" draw:layer="layout" svg:width="0.9cm" svg:height="0.9cm" svg:x="2.9cm" svg:y="7.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.9cm" svg:y="10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5.9cm" svg:y="7.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5.9cm" svg:y="10.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8cm" svg:y="7.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8cm" svg:y="10.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1cm" svg:y="7.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3.1cm" svg:y="7.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6.1cm" svg:y="7.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6.1cm" svg:y="10.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3.1cm" svg:y="10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1cm" svg:y="10.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8cm" svg:y="7.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8cm" svg:y="10.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1cm" svg:y="10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1cm" svg:y="7.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guirre </meta:initial-creator>
    <meta:creation-date>2017-03-18T19:05:09.041056165</meta:creation-date>
    <dc:date>2017-03-19T22:51:52.023642200</dc:date>
    <dc:creator>daguirre </dc:creator>
    <meta:editing-duration>PT1H37M29S</meta:editing-duration>
    <meta:editing-cycles>16</meta:editing-cycles>
    <meta:generator>LibreOffice/4.2.8.2$Linux_X86_64 LibreOffice_project/420$Build-2</meta:generator>
    <meta:document-statistic meta:object-count="153"/>
  </office:meta>
</office:document-meta>
</file>